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fo:color="#0000ff"/>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fo:color="#0000ff"/>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fo:color="#0000ff"/>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ff"/>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5.00%" fo:text-align="left" fo:margin-left="-18.00pt" fo:text-indent="18.00p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bottom="10.00pt"/>
    </style:style>
    <style:style style:name="P14" style:family="paragraph">
      <style:paragraph-properties fo:line-height="115.00%" fo:text-align="left" fo:margin-bottom="10.00pt"/>
    </style:style>
    <style:style style:name="P15" style:family="paragraph">
      <style:paragraph-properties fo:line-height="115.00%" fo:text-align="left" fo:margin-bottom="10.00pt"/>
    </style:style>
    <style:style style:name="P16" style:family="paragraph">
      <style:paragraph-properties fo:line-height="115.00%" fo:text-align="left" fo:margin-bottom="10.00pt"/>
    </style:style>
    <style:style style:name="P17" style:family="paragraph">
      <style:paragraph-properties fo:line-height="115.00%" fo:text-align="left" fo:margin-bottom="10.00pt"/>
    </style:style>
  </office:automatic-styles>
  <office:body>
    <office:text>
      <text:p text:style-name="P1"><text:span text:style-name="T1">SmartGateway Architecture</text:span></text:p>
      <text:p text:style-name="P1"><text:span text:style-name="T1">The SmartGateway mainly consists of the following components as separate Linux processes:</text:span></text:p>
      <text:p text:style-name="P1"><text:span text:style-name="T1">1. DataManager</text:span></text:p>
      <text:p text:style-name="P1"><text:span text:style-name="T1">2. DeviceManager</text:span></text:p>
      <text:p text:style-name="P1"><text:span text:style-name="T1">3. ContextManager</text:span></text:p>
      <text:p text:style-name="P1"><text:span text:style-name="T1">4. RuleManager</text:span></text:p>
      <text:p text:style-name="P1"><text:span text:style-name="T1">5. HTTP RESTful Server</text:span></text:p>
      <text:p text:style-name="P1"><text:span text:style-name="T1">The following section delves into the details of each of these components, describing its overall conceptual layout and then moving to their interface APIs. </text:span></text:p>
      <text:p text:style-name="P1"><text:span text:style-name="T1">1. The Data Manager</text:span></text:p>
      <text:p text:style-name="P1"><text:span text:style-name="T1"><text:tab/>The Data Manager is responsible for the storage and access to the data that is collected from the various sensors and devices that are deployed in the particular instance of the SmartHome.<text:s text:c="2"/>This component consists of a DevStorage, StorageSlot and the TimeManager. Every Device (or Virtual Device or Data Source) has its associated DevStorage structure and there is a StorageSlot for every command supported by that Device. For example, if we consider the Device to be a Lighting Device, then an instance of it say "lighting1" would have a DevStorage name of<text:s text:c="2"/>the same name and a StorageSlot corresponding to its supported Command "get_status". Therefore, if we consider a compound Data Source like another SmartHome instance represented as a Device then the SmartHome instance would have a DevStorage corresponding to it and each command (representing its LightingDevice or TemperatureDevice etc) would each have its corresponding StorageSlot. </text:span></text:p>
      <text:p text:style-name="P1"><text:span text:style-name="T1"><text:tab/>Each of these StorageSlots represent a particular Storage strategy. Currently, the framework supports two kinds of storage – In-memory and Cloud. </text:span></text:p>
      <text:p text:style-name="P1"><text:span text:style-name="T1">The In-memory storage is a simple RingBuffer implementation derived from the popular Boost library called "boost::circular_buffer". Also, the storage slot maintains a data pertaining to the past 1 hour (3600) seconds. Although this is a configurable C macro, increasing this value is not recommended as the available RAM on the Intel Galileo Development Board is fairly small.</text:span></text:p>
      <text:p text:style-name="P1"><text:span text:style-name="T1">The Cloud storage can be activated by specifying the option “cloud” in the data property “hasDataStorageLocation” for the particular device instance in the SmartHome Ontology. The Thingspeak Cloud Platform is currently used to store the streaming data from the devices. The cloud platform provides an (theoretically) infinite storage space which is persistent. It also provides additional features like querying for avg, min and max values given a time window. But the most important feature is the ability to visualize the streaming data in real-time in the form of dynamic graphs via any web-browser.</text:span></text:p>
      <text:p text:style-name="P1"><text:span text:style-name="T1">Internally, each device instance creates a new Channel and each of its commands are represented as separate Fields within the Channel. Currently, the Thingspeak platform supports only 8 Fields per channel. Therefore, the Cloud storage in the Data Manager supports only 8 different commands per Device.</text:span></text:p>
      <text:p text:style-name="P1"><text:span text:style-name="T1"><text:tab/>As soon as new data is received by the DataManager, it needs to be timestamped. These timestamps<text:s text:c="2"/>are represented as simple integers and follows the Linux timestamping scheme of "epochs". A separate module known as the TimeManager has been created to maintain a process wide time-stamping counter and avoid the overhead of making a system-call every time we need to use one.</text:span></text:p>
      <text:p text:style-name="P1"><text:span text:style-name="T2"/></text:p>
      <text:p text:style-name="P1"><text:span text:style-name="T3">Based on the above stated conceptual layout of the Data Manager, the following APIs have been implemented:</text:span></text:p>
      <text:p text:style-name="P1"><text:span text:style-name="T3">"new" : This command is used to create a new DevStorage compartment within the DataStore. This is invoked as soon as the Device Manager initializes a new device.</text:span></text:p>
      <text:p text:style-name="P1"><text:span text:style-name="T3">"insert": This command is used to insert new streaming data into the DevStorage. This is invoked by the Device Manager when it receives new data from any of its sensors/devices for a particular command. When the data arrives at the DataManager, it is time-stamped and pushed to the In-memory storage.</text:span></text:p>
      <text:p text:style-name="P2"><text:span text:style-name="T3">"find": This command is used to query the DevStorage for a particular Device with a particular Command at a particular Timestamp.<text:s text:c="2"/></text:span><text:span text:style-name="T4">TODO: mention the different ways to retrieve the data - min, max, avg, median, basically these will also depend on what the cloud storage has to offer.</text:span></text:p>
      <text:p text:style-name="P3"><text:span text:style-name="T5">2. The Device Manager</text:span></text:p>
      <text:p text:style-name="P3"><text:span text:style-name="T5"><text:tab/>The Device Manager is responsible for managing access to the actual physical sensors and devices. Every device - physical or virtual - is represented as a separate DBus object within this framework. Therefore, accessing any of the functionality of the these devices means sending across DBus messages to these objects. Also, any data generated from these devices are communicated to the other components like the DataManager via DBus messages. A device could be an actual physical device like a temperature sensor or a table lamp or it could be a software component - For example the NotificationAgent that we will see later is actually represented as a device under the Device Manager or it could another compound device consisting of other smaller devices. For example, we can have another SmartGateway represented as a device under the Device Manager of another SmartGateway thus allowing a hierarchical structure of multiple SmartGateways to allow for a wider scope of application. </text:span></text:p>
      <text:p text:style-name="P3"><text:span text:style-name="T5">DBus requires each DBus object to expose an "Interface Definition" XML file. This requirement very cleanly matches with the representation of a device. As such, every method defined in the Interface Definition file maps to a specific functionality<text:s text:c="2"/>of the devices. Also, the arguments of these methods correspond to the data required by the devices to implement their functionality in their lower layer userspace driver architecture. To allow for better device discovery and functionality resolution, each DBus object has a service name that corresponds to its Class name in the SmartHome Ontology file. Similarly the Object Path and Interface Path correspond to their respective components in the Ontology. This makes querying for devices very flexible as we can now search for devices via SPARQL or DL-query. This means now we do not need to remember the device instance names to access their functionality. For example, to turn on a light in the living room, one can query the Ontology file based on the functionality of "Light" and location as "LivingRoom". This query if successful would return the exact device instance name that can now be used to access the functionality of turning on or off the lights. As we will see later, this ability of querying the devices based on their capabilities and the way they interact and affect the environment are the key features that make this project unique and more intuitive than existing projects.</text:span></text:p>
      <text:p text:style-name="P3"><text:span text:style-name="T5">The Device Manager architecture heavily relies on the inheritance and virtual function capabilities provided by C++. On the highest level of abstraction the Device Manager consists of a DeviceAgent that maintains a map of all the devices that have been instantiated and deployed. These instantiation requests arrive from the Context Manager as the Context Manager has access to the Ontology file that contains the details of the layout the specific SmartHome. </text:span></text:p>
      <text:p text:style-name="P3"><text:span text:style-name="T5">Each device in the Device Manager is a DeviceBase on the lowest level. The DeviceBase class instantiates 2 pthreads per device - one to read and one to write. There are 2 kinds of reader threads - one reads periodically and one reads only on demand. Most of the common sensors need to be polled periodically to retrieve their measurements, in this case the periodic reader-thread is the most apt. The frequency of polling the actual device is set as configuration during the instantiation phase and is also governed by the Ontology.<text:s text:c="2"/>In fact other configurations are also sent in the instantiation request by the Context Manager from the Ontology file. This component exposes an API that needs to be overridden by any device driver using this framework. For example, the API contains OnInit(), which must contain the device initialization of its handlers or any other initializations, the Write() to populate the driver buffer with the data that needs to be written and SendToDevice() to handle the actual communication with the device i.e. sending the contents of the write buffer to the device. A similar strategy is used in case of Reading from the device.</text:span></text:p>
      <text:p text:style-name="P3"><text:span text:style-name="T5">The next level of abstraction is the DeviceHandler. This abstraction allows the device driver to communicate using a custom handler. For example, you can have a INT file descriptor for communication over sockets or file io or it could be an OpenCV handle to handle communications with the WebCam or other imaging tools. </text:span></text:p>
      <text:p text:style-name="P3"><text:span text:style-name="T5">Once the low level device handling has been taken care, it needs to establish itself as a part of the whole device network framework. This includes some form of inter-process communication and signalling on the status changes of the devices or any detected errors.<text:s text:c="2"/>The next layer of abstraction achieves this by creating a DBus object that is tied to the lower level device handler for the device. Therefore, any communication with the outside world (i.e the DataManager or the HTTPRest Server or RuleManager) is handled over DBus. </text:span></text:p>
      <text:p text:style-name="P3"><text:span text:style-name="T5">The following steps need to be followed to successfully deploy a new device driver under this driver framework:</text:span></text:p>
      <text:p text:style-name="P3"><text:span text:style-name="T5">1. Create an Interface Definition XML file that describes the different methods and its arguments that the device supports.</text:span></text:p>
      <text:p text:style-name="P3"><text:span text:style-name="T5">2. Use the "dbus-binding-tool" to create the server bindings using the above XML file.</text:span></text:p>
      <text:p text:style-name="P3"><text:span text:style-name="T5">3. Now that we have the server bindings for the device, we need to write code to make these bindings accessible through the DeviceManager Framework. Since this code follows a similar structure as any device, a Code Generator has been written to produce C++ code given the Interface Definition XML file.</text:span></text:p>
      <text:p text:style-name="P3"><text:span text:style-name="T5">4. Once the DBus object has been successfully represented in code, we need to create the C++ files to override the DeviceBase APIs as described in a previous section. This completes the representation of a new device in the framework.</text:span></text:p>
      <text:p text:style-name="P3"><text:span text:style-name="T5">5. Now use the API "DEVICE_FACTORY_REGISTER_DEVICE" exposed by the DeviceAgent to register the newly created device into the framework so that it can be discovered and instantiated. (The instantiation request comes from the Context Manager using the "new_device" DBus method call to the DeviceAgent.)</text:span></text:p>
      <text:p text:style-name="P3"><text:span text:style-name="T5">Notification Agent</text:span></text:p>
      <text:p text:style-name="P3"><text:span text:style-name="T5">The Notification Agent is a sub-component of the Device Manager that is implemented as a virtual device within the DeviceManager framework. The main purpose of the Notification Agent is to provide a Publisher-Subscriber framework where events can be published and interested subscribers can be notified via their preferred form of communication. Currently, the framework supports notifications via Email and Cloud.</text:span></text:p>
      <text:p text:style-name="P3"><text:span text:style-name="T5">The typical flow of events when registering a new event is as follows:</text:span></text:p>
      <text:list text:style-name="L4">
        <text:list-item>
          <text:p text:style-name="P4"><text:span text:style-name="T5">The client sends a request to Context Manager via HTTP Post which contains the event description.</text:span></text:p>
        </text:list-item>
        <text:list-item>
          <text:p text:style-name="P4"><text:span text:style-name="T5">The Context Manager then resolves the device instances via the Ontology and prepares the Prolog-processible event description. </text:span></text:p>
        </text:list-item>
        <text:list-item>
          <text:p text:style-name="P4"><text:span text:style-name="T5">It then sends the event name to the Notification Agent to create a new event.</text:span></text:p>
        </text:list-item>
        <text:list-item>
          <text:p text:style-name="P4"><text:span text:style-name="T5">It sends the Prolog-processible event description to the RuleManager.</text:span></text:p>
        </text:list-item>
      </text:list>
      <text:p text:style-name="P5"><text:span text:style-name="T5">It exposes the following functionality via its Interface Definition File:</text:span></text:p>
      <text:list text:style-name="L6">
        <text:list-item>
          <text:p text:style-name="P6"><text:span text:style-name="T5">insert_event: This method is typically used to register a new event, the definition of which is routed to the RuleManager.</text:span></text:p>
        </text:list-item>
        <text:list-item>
          <text:p text:style-name="P6"><text:span text:style-name="T5">delete_event: This method is used to delete and already existing event description. </text:span></text:p>
        </text:list-item>
        <text:list-item>
          <text:p text:style-name="P6"><text:span text:style-name="T5">add_subscriber: This method is used to add a new subscriber to an already existing event. We need to pass the necessary description of the subscriber in this request such as the subscriber name, form of notification (email or cloud) and the email-address or the cloud channel to upload to.</text:span></text:p>
        </text:list-item>
        <text:list-item>
          <text:p text:style-name="P6"><text:span text:style-name="T5">remove_subscriber: This method is used to remove an already existing subscriber from an already existing event.</text:span></text:p>
        </text:list-item>
        <text:list-item>
          <text:p text:style-name="P6"><text:span text:style-name="T5">publish_event: This method is used to initiate the notification process to all the subscribers of the event under consideration.</text:span></text:p>
        </text:list-item>
      </text:list>
      <text:p text:style-name="P7"><text:span text:style-name="T5">Context Manager</text:span></text:p>
      <text:p text:style-name="P7"><text:span text:style-name="T5">The Context Manager plays a central role in overall functionality of the SmartGateway framework. It has 3 important functions: </text:span></text:p>
      <text:p text:style-name="P7"><text:span text:style-name="T5">a. Routing Dbus messages</text:span></text:p>
      <text:p text:style-name="P7"><text:span text:style-name="T5">It basically acts as a router of user request, wherein a request arriving from the HTTP Server needs to be routed to the right components that can satify that request. This routing decision varies based on the type of request. The user request typically originates from the HTTP Server.</text:span></text:p>
      <text:p text:style-name="P7"><text:span text:style-name="T5">The following are the different types of requests that are possible from the HTTP Server:</text:span></text:p>
      <text:p text:style-name="P7"><text:span text:style-name="T5">1. Device Command: A direct invocation of a functionality of a device specified directly using its instance name OR an indirect invocation of the functionality of a device specified by its properties as stated in the Ontology.</text:span></text:p>
      <text:p text:style-name="P7"><text:span text:style-name="T5">2. Request for Ontology Data: The structure of the Ontology can be queried via the HTTP interface by the Context Manager. For example, a query could be to fetch a device instance name of type "TempSensor" and that hasLocation LivingRoom.</text:span></text:p>
      <text:p text:style-name="P7"><text:span text:style-name="T5">3. Request for Device Data: The status/readings of a device/sensor can be queried from the Data Manager via the Context Manager.</text:span></text:p>
      <text:p text:style-name="P7"><text:span text:style-name="T5">4. Rule Handling: The Context Manager firstly resolves all the device references from the rule definition and then forwards the modified rule to the Rule Manager. It also supports a delete_rule functionality that is again sent to the Rule Manager.</text:span></text:p>
      <text:p text:style-name="P7"><text:span text:style-name="T5">5. Event Handling: The Context Manager resolves the device references from the event description and then forwards it to the Rule Manager as well as the Notification Agent. A delete request is handled similarly. To add/remove subscribers, the Context Manager only needs to inform the Notification Agent.</text:span></text:p>
      <text:p text:style-name="P7"><text:span text:style-name="T5">b. Device Catalog</text:span></text:p>
      <text:p text:style-name="P7"><text:span text:style-name="T5"><text:tab/>The main purpose of the Device Catalog is to maintain a database of devices so that they can be queried and methods can be invoked on them when required. On the startup of the Context Manager process, the Device Catalog component scans through all available device interface files which are the Interface Definition XML files that were introduced earlier. This component break down this file into the different methods and their argument and represents them in the form of data-structures in C++. Next, it consults the Ontology Manager to get the information about all the device instances present in the SmartHome. If it finds an instance whose description matches one in the Device Catalog, it instructs the Device Manager to initialize that object. This makes the device creation dynamic i.e. only instantiate the device if it is present in the Ontology and we have a valid description of its Interface and its corresponding methods. That device now becomes a part of the framework.</text:span></text:p>
      <text:p text:style-name="P7"><text:span text:style-name="T5">c. Ontology Manager</text:span></text:p>
      <text:p text:style-name="P7"><text:span text:style-name="T5"><text:tab/>The main purpose of the Ontology Manager is to make data and all its relations accessible to the framework in a uniform yet flexible manner. On the startup of the Context Manager the Ontology Manager first loads the SmartHome Ontology file into memory and passes it to the Factpp reasoning kernel which is part of the OWLCPP library. It mainly exposes 2 important APIs:</text:span></text:p>
      <text:p text:style-name="P7"><text:span text:style-name="T5">1. Fetch Device Instances based on specified properties. For example, Device AND hasLocation LivingRoom AND measures Temperature should result in something like "tempSensor1" which is the actual instance that satisfies all the conditions.</text:span></text:p>
      <text:p text:style-name="P7"><text:span text:style-name="T5">2. Fetch data associated with instances. For example, fetch the polling type of a device - event-driven or time-driven, fetch the read frequency of a sensor, fetch the update frequency of a device into the Data Manager.</text:span></text:p>
      <text:p text:style-name="P7"><text:span text:style-name="T5">The overall purpose of the Context Manager is to maintain background information about the SmartHome. This background information is represented in terms of an Ontology and Interface Definition XML and is used effectively to resolve any references to Devices based on their attributes like Location, Capabilities and how they affect the environment. </text:span></text:p>
      <text:p text:style-name="P7"><text:span text:style-name="T5">The Ontology Manager also exposes an API called "get_device_info" so that components that require some background context related to the device, can do so. This background context is usually the device input sampling rate, the poll update mode and the data storage location for its streaming data.</text:span></text:p>
      <text:p text:style-name="P7"><text:span text:style-name="T5">Rule Manager</text:span></text:p>
      <text:p text:style-name="P7"><text:span text:style-name="T5">The Rule Manager is the brain of the SmartGateway framework. It instructs the Notification Agent of an occurrence of an event or that a rule has been satisfied and that an action needs to be performed as a result of that rule satisfaction. The ability to register rules and events based on real-time sensor data are the key capabilities that the SmartGateway framework provides. Hence the Rule Manager needs to access the data produced by the sensors so that it can check for rule or event satisfactions. But continuously polling for data from devices/sensors may not be a good idea. This is because of two apparent reasons: </text:span></text:p>
      <text:p text:style-name="P7"><text:span text:style-name="T5">1. The notification may need to be immediate, therefore, having a periodic polling mechanism means that we will only be notified on the next poll. This introduces a delay in notification which may not be acceptable for the particular application. </text:span></text:p>
      <text:p text:style-name="P7"><text:span text:style-name="T5">2. The performance of the system is going to be sub-par for polling devices such as switches which just maintain 2 states - ON or OFF. If these states do change rapidly, it does not make sense to capture the state every second as it would result in redundant processing. The framework would benefit from having a event-driven handling of such devices/sensors.</text:span></text:p>
      <text:p text:style-name="P7"><text:span text:style-name="T5">Above motivations have led to the following design of the Rule Manager:</text:span></text:p>
      <text:p text:style-name="P7"><text:span text:style-name="T5">1. On startup, the Rule Manager initializes the necessary data structures to enable communications with the Notification Agent, Data Manager and the Context Manager.</text:span></text:p>
      <text:p text:style-name="P7"><text:span text:style-name="T5">2. It then initializes the XSB Prolog engine with an empty database.</text:span></text:p>
      <text:p text:style-name="P7"><text:span text:style-name="T5">3. Now 2 additional threads are spawned - one for the time-driven rule/event handling and another for offloading the DBUS communication. The event-driven rule/event handling happens on an ad-hoc basis via a DBUS signal handler and therefore handled by the main thread. The offload thread was created to avoid deadlocks in the DBUS communication paths. The DBUS communications used in the framework are currently blocking therefore one DBUS message cannot be sent to a component that already has a<text:s text:c="2"/>communication link open with the same component. This offloading adds an additional advantage of allowing the main thread to return faster to the user front-end.</text:span></text:p>
      <text:p text:style-name="P7"><text:span text:style-name="T5">4. Everytime the Rule Manager receives a new rule, the rule is dissected into different conditions. The different types of conditions are as follows - "DO", "GET", "EVENT" and "GENERAL".</text:span></text:p>
      <text:p text:style-name="P7"><text:span text:style-name="T5">A "DO" condition always appears in the head of a rule. It denotes some action to be performed on some device. Its format is </text:span></text:p>
      <text:p text:style-name="P7"><text:span text:style-name="T5"><text:tab/>do (Dev, Command, Val, Ts)</text:span></text:p>
      <text:p text:style-name="P7"><text:span text:style-name="T5">A "GET" condition always appears in the tail of a rule. It denotes a data-dependency. i.e. It needs to fetch data from a device/sensor to satisfy the head. Its format is</text:span></text:p>
      <text:p text:style-name="P7"><text:span text:style-name="T5"><text:tab/>get (Dev, Command, Val, Ts) </text:span></text:p>
      <text:p text:style-name="P7"><text:span text:style-name="T5">An "EVENT" condition can appear in the head as well as the tail of a rule. When in the head of a rule it denotes the new occurrence of an event. When in the tail, it expects that the event has already taken place. Its format is as follows</text:span></text:p>
      <text:p text:style-name="P7"><text:span text:style-name="T5"><text:tab/>event (EventName, X, X, Ts) </text:span></text:p>
      <text:p text:style-name="P7"><text:span text:style-name="T5">Here X means unused. This is done just make the conditions have a similar format. </text:span></text:p>
      <text:p text:style-name="P7"><text:span text:style-name="T5">A "GENERAL" condition can appear only in the tail of a rule. It could be a comparison condition like "greater than" or "equals to" along with arithmetic expressions as employed in the standard Prolog syntax.</text:span></text:p>
      <text:p text:style-name="P7"><text:span text:style-name="T5">Let's consider an example rule that says "Turn on the lights if the tempSensor reading goes beyond 100 degrees."</text:span></text:p>
      <text:p text:style-name="P7"><text:span text:style-name="T5">do (lighting1, set_status, 1, Ts) :- get (tempSensor1, get_status, Val, Ts), </text:span></text:p>
      <text:p text:style-name="P7"><text:span text:style-name="T5"><text:tab/><text:tab/><text:tab/><text:tab/><text:s text:c="3"/>get (lighting1, get_status, 0, Ts), </text:span></text:p>
      <text:p text:style-name="P7"><text:span text:style-name="T5"><text:tab/><text:tab/><text:tab/><text:tab/><text:s text:c="3"/>Val &gt; 100.</text:span></text:p>
      <text:p text:style-name="P7"><text:span text:style-name="T5">lighting1 and tempSensor1 are exact instance references that exist in the SmartHome. These are resolved by the Context Manager by consulting the Ontology.</text:span></text:p>
      <text:p text:style-name="P7"><text:span text:style-name="T5">5. A "GET" condition as we have seen, needs to be resolved by fetching some data from devices. These are therefore termed as "Data Requestors". A device and one of its command constitute a unique Data Requestor. The Rule Manager maintains a map of these Data Requestors so that redundant data lookups can be avoided. For example, there might be multiple rules containing the same "GET" request, hence the Rule Manager would have to redundantly lookup the same data.</text:span></text:p>
      <text:p text:style-name="P7"><text:span text:style-name="T5">6. These "GET" conditions are of 2 types - event-driven and time-driven depending on how the device must be polled for data. In the above example, tempSensor1 is time-driven as its value changes with time and the lighting1 is event-driven as its state changes are infrequent. This information is fetched from the Ontology Manager using the "get_device_info" API.</text:span></text:p>
      <text:p text:style-name="P7"><text:span text:style-name="T5">7. Every second the Data Requestor map is checked for any outstanding time-driven "GET" conditions. If one exists then it is resolved by the DBUS message to the data manager and the resultant data record is inserted in the XSB Prolog database.</text:span></text:p>
      <text:p text:style-name="P7"><text:span text:style-name="T5">8. After the check for data requestors, the XSB Prolog engine is queried to find any rule/event satisfactions. These are the queries that are issued...</text:span></text:p>
      <text:p text:style-name="P7"><text:span text:style-name="T5"><text:tab/>do (Dev, Command, Val, Ts, RuleId), lastSeenTs(Ts1), Ts &gt; Ts1</text:span></text:p>
      <text:p text:style-name="P7"><text:span text:style-name="T5"><text:tab/>event (EventName, X, X, Ts, EventId), lastSeenTs(Ts1), Ts &gt; Ts1</text:span></text:p>
      <text:p text:style-name="P7"><text:span text:style-name="T5">The last argument for the ID is used for fast mapping into the rule map to know which rule was satisfied.</text:span></text:p>
      <text:p text:style-name="P7"><text:span text:style-name="T5">9. For event-driven devices, once the signal handler is invoked, the data is requested from the data manager and then inserted into the Prolog database. Now the Prolog query takes place as mentioned above.</text:span></text:p>
      <text:p text:style-name="P7"><text:span text:style-name="T5">10. Once a rule is satisfied, it can either be re-armed of removed. This is controlled by a configuration flag called "isOneShot" during rule registration.<text:s text:c="2"/></text:span></text:p>
      <text:p text:style-name="P7"><text:span text:style-name="T5">11. Once the rule has been satisfied, its previous recorded data is cleaned out from the Prolog Database so that stale data is not used to satisfy new rules/events. But in case of a recurring rule, this data cannot be removed and hence a new construct is introduced called "lastSeenTs" that records the last seen timestamp of the "GET" conditions. Therefore, the query now would only look at rules and events that have not been seen previously.</text:span></text:p>
      <text:p text:style-name="P7"><text:span text:style-name="T5">HTTP Rest Server</text:span></text:p>
      <text:p text:style-name="P7"><text:span text:style-name="T5">The main purpose of the HTTP Server is to provide uniform and easy access to all the functionality provided by the framework. As such we will first list down the different capabilities of the framework and explain how they can be accessed via the HTTP Rest Server.</text:span></text:p>
      <text:p text:style-name="P7"><text:span text:style-name="T5">For the sake of explaining the various capabilities of the framework let us consider the following as a running example for the remainder of the section:</text:span></text:p>
      <text:p text:style-name="P7"><text:span text:style-name="T5">Let's assume the SmartHome consists of one living room of type LivingRoom and one front-door of type Door - frontDoor1. Now let us also assume that the living room consists of one lighting device of type Lighting - lighting1 and one temperature sensor of type TemperatureSensor - tempSensor1. Also, the door consists of a gyrosensor of type GyroSensor - gyroSensor1 that can detect whether the door is opened or not. </text:span></text:p>
      <text:p text:style-name="P7"><text:span text:style-name="T5">On startup, the HTTP Server opens up a listen port on 8080 and then awaits HTTP requests from the user. The framework can be used for the following functions:</text:span></text:p>
      <text:p text:style-name="P7"><text:span text:style-name="T5">1. Query the framework for structural information about the SmartHome.</text:span></text:p>
      <text:p text:style-name="P7"><text:span text:style-name="T5">The SmartHome Ontology contains the schema or the layout of all the devices and sensors deployed in and around the home. Their locations and capabilites are descibed as Object Properties and they are categorized by their Device Class within the Ontology. Hence, these properties can be used to query for the particular device instance. So in the above example, we can use the following HTTP GET request format to query the framework. "</text:span><text:a xlink:href="http://192.168.0.33:8080/getOntData?DeviceClass=Lighting&amp;hasLocation=LivingRoom&amp;causes=Light"><text:span text:style-name="T7">http://192.168.0.33:8080/getOntData?DeviceClass=Lighting</text:span><text:span text:style-name="T8">HYPERLINK "http://192.168.0.33:8080/getOntData?DeviceClass=Lighting&amp;hasLocation=LivingRoom&amp;causes=Light"</text:span><text:span text:style-name="T9">&amp;</text:span><text:span text:style-name="T10">HYPERLINK "http://192.168.0.33:8080/getOntData?DeviceClass=Lighting&amp;hasLocation=LivingRoom&amp;causes=Light"</text:span><text:span text:style-name="T11">hasLocation=LivingRoom</text:span><text:span text:style-name="T12">HYPERLINK "http://192.168.0.33:8080/getOntData?DeviceClass=Lighting&amp;hasLocation=LivingRoom&amp;causes=Light"</text:span><text:span text:style-name="T13">&amp;</text:span><text:span text:style-name="T14">HYPERLINK "http://192.168.0.33:8080/getOntData?DeviceClass=Lighting&amp;hasLocation=LivingRoom&amp;causes=Light"</text:span><text:span text:style-name="T15">causes=Light</text:span></text:a><text:span text:style-name="T16">"</text:span></text:p>
      <text:p text:style-name="P7"><text:span text:style-name="T16">As we can see the properties except for the "DeviceClass" correspond to actual obect properties in the Ontology file and the values like Lighting, LivingRoom and Light are class labels in the Ontology.</text:span></text:p>
      <text:p text:style-name="P7"><text:span text:style-name="T16">When the above HTTP request is issued on our example SmartHome, it the HTTP Server forwards it to the Context Manager and the Context Manager resolves the request by replying with "lighting1" which is the name of the actual device instance in the Ontology.</text:span></text:p>
      <text:p text:style-name="P7"><text:span text:style-name="T16">2. Query for data from a device/sensor.</text:span></text:p>
      <text:p text:style-name="P7"><text:span text:style-name="T16">Each Device/Sensor may be a source of one or more types of data. In case of a simple sensor like the temperature sensor, we obtain floating point values. The sampling frequency in our framework is a data property of that particular sensor in the Ontology. The device manager fetches this information from the Context Manager before initializing this sensor within the SmartGateway. Once it receives a new value from the sensor, periodically or in an event-driven fashion, it publishes the same to the data manager. Therefore, a request for data from the sensor can be obtained from the data manager directly once we know which device instance we are interested in. This device reference is again resolved via the Ontology file in the Context Manager component. </text:span></text:p>
      <text:p text:style-name="P7"><text:span text:style-name="T16">Hence, we can issue the following HTTP POST request to fetch the data from the temperature Sensor:</text:span></text:p>
      <text:p text:style-name="P7"><text:span text:style-name="T16">POST url = "</text:span><text:a xlink:href="http://192.168.0.33:8080/getDevData"><text:span text:style-name="T17">http://192.168.0.33:8080/getDevData</text:span></text:a><text:span text:style-name="T18">"</text:span></text:p>
      <text:p text:style-name="P8"><text:span text:style-name="T18">POST payload = "</text:span><text:span text:style-name="T19">DevRef=X&amp;DeviceClass=Temperature&amp;hasLocation=LivingRoom&amp;measures=Temperature\nDeviceName=&lt;X&gt;&amp;Command=get_status&amp;Ts=0</text:span><text:span text:style-name="T20">"</text:span></text:p>
      <text:p text:style-name="P8"><text:span text:style-name="T20">The payload consists of two lines seperated by a "\n". The first line describes a device reference that needs to be resolved via the Ontology (by the Context Manager itself). Once "X" has been resolved, "&lt;X&gt;" is replaced in the second line with that device instance. This modified command string "</text:span><text:span text:style-name="T21">DeviceName=tempSensor1&amp;Command=get_status&amp;Ts=0</text:span><text:span text:style-name="T22">" is sent to the Data Manager which returns the last "Ts" worth of data values from tempSensor1 and "get_status" command. If the Ts is 0 then the latest single value is returned.</text:span></text:p>
      <text:p text:style-name="P9"><text:span text:style-name="T22">3. Execute a command on a device.</text:span></text:p>
      <text:p text:style-name="P9"><text:span text:style-name="T22">Along with the Ontology Manager, as seen earlier, the Context Manager also contains a Device Catalog that maintains a database of all the existing devices and their interfaces including information about the different methods and their corresponding agruments. The user issues an HTTP POST request in the following format:</text:span></text:p>
      <text:p text:style-name="P9"><text:span text:style-name="T22">POST url = "</text:span><text:a xlink:href="http://192.168.0.33:8080/executeCommand"><text:span text:style-name="T23">http://192.168.0.33:8080/executeCommand</text:span></text:a><text:span text:style-name="T24">"</text:span></text:p>
      <text:p text:style-name="P9"><text:span text:style-name="T24">POST payload = "DevRef=X&amp;DeviceClass=Device&amp;hasLocation=Bedroom&amp;causes=Light\nDeviceName=&lt;X&gt;&amp;set_status=0"</text:span></text:p>
      <text:p text:style-name="P9"><text:span text:style-name="T24">Similar to querying for data from the data manager, here the device reference is first resolved via the Context Manager and then the modified second command string is sent to the Device directly as each Device is represented as a DBus Object.</text:span></text:p>
      <text:p text:style-name="P9"><text:span text:style-name="T24">4. Rule-based command execution.</text:span></text:p>
      <text:p text:style-name="P9"><text:span text:style-name="T24">One of the most important capability of the framework is to create custom rules based on the data collected from the sensors and then perform some action on any devices whenever some condition is satisfied. Let's consider a simple exampe:</text:span></text:p>
      <text:p text:style-name="P9"><text:span text:style-name="T24"><text:s/>"Turn on the light in the living room if the temperature goes beyond 100 degrees."</text:span></text:p>
      <text:p text:style-name="P9"><text:span text:style-name="T24">The above "application" can be created via one simple HTTP POST request to the SmartGateway HTTP Rest Server. Here it is...</text:span></text:p>
      <text:p text:style-name="P9"><text:span text:style-name="T24">POST url = "</text:span><text:a xlink:href="http://192.168.0.33:8080/rule"><text:span text:style-name="T25">http://192.168.0.33:8080/rule</text:span></text:a><text:span text:style-name="T26">"</text:span></text:p>
      <text:p text:style-name="P10"><text:span text:style-name="T26">POST payload = "</text:span><text:span text:style-name="T27">DevRef=X&amp;DeviceClass=Lighting&amp;hasLocation=LivingRoom&amp;causes=Light\nDevRef=Y&amp;DeviceClass=Sensor&amp;hasLocation=LivingRoom&amp;measures=Temperature\nAction=insert_rule&amp;IsOneShot=true&amp;Rule=do(&lt;X&gt;, set_status, 0, Ts) :- get(&lt;Y&gt;, get_status, Val, Ts), Val &gt; 100</text:span><text:span text:style-name="T28">"</text:span></text:p>
      <text:p text:style-name="P11"><text:span text:style-name="T28">The above payload has 2 device references that need to be resolved before the final rule string can be sent to the Rule Manager. This final rule string is in fact a well-formed Prolog construct. When the Rule Manager receives a temperature reading greater than 100 degrees it issues a command to the device via the Context Manager.</text:span></text:p>
      <text:p text:style-name="P11"><text:span text:style-name="T28">5. Event detection </text:span></text:p>
      <text:p text:style-name="P11"><text:span text:style-name="T28">Similar to rules, an event is also a well-formed Prolog construct but instead of performing an action upon satisfaction, it mark the satisfaction as a named-string. This named-string is then inserted back into the Prolog database so that it can be used to satisfied other Rules or Events. Along with this, there is also the capability of Subscribing for such Events. For example, we can create an event called "temperatureExceededThreshold" when the light turns on, in the above example. The HTTP POST that achieves this is:</text:span></text:p>
      <text:p text:style-name="P11"><text:span text:style-name="T28">POST url = "</text:span><text:a xlink:href="http://192.168.0.33:8080/event"><text:span text:style-name="T29">http://192.168.0.33:8080/event</text:span></text:a><text:span text:style-name="T30">"</text:span></text:p>
      <text:p text:style-name="P12"><text:span text:style-name="T30">POST payload = "</text:span><text:span text:style-name="T31">DevRef=X&amp;DeviceClass=Lighting&amp;hasLocation=LivingRoom\nAction=insert_event&amp;IsOneShot=false&amp;EventName=temperatureThresholdExceeded&amp;Event=event(temperatureThresholdExceeded, event, 0, Ts) :- get(&lt;X&gt;, get_status, X1, Ts1), get(&lt;X&gt;, get_status, X2, Ts) , X1=:=0, X2 =:= 1, (Ts =:= (Ts1+1))</text:span><text:span text:style-name="T32">"</text:span></text:p>
      <text:p text:style-name="P13"><text:span text:style-name="T32">Once the device references have been resolved and the light in the living turns on when the threshold is exceeded, a named-string "temperatureThresholdExceeded" is created and inserted back into the Prolog database. But it would also be useful to receive some form of notification that the event did occur. Therefore, the SmartGateway allows adding subscribers to existing Events. Therefore, assuming the above event has already been inserted into the Rule Manager, we can add a new subscriber using the following HTTP POST request:</text:span></text:p>
      <text:p text:style-name="P13"><text:span text:style-name="T32">POST url = "</text:span><text:a xlink:href="http://192.168.0.33:8080/event"><text:span text:style-name="T33">http://192.168.0.33:8080/event</text:span></text:a><text:span text:style-name="T34">"</text:span></text:p>
      <text:p text:style-name="P14"><text:span text:style-name="T34">POST payload = "</text:span><text:span text:style-name="T35">Action=add_subscriber&amp;EventName=temperatureThresholdExceeded&amp;Name=Shankar&amp;Type=email&amp;Params=shaan121.420@gmail.com</text:span><text:span text:style-name="T36">"</text:span></text:p>
      <text:p text:style-name="P15"><text:span text:style-name="T36">OR you could upload it to the cloud (currently uses the ThingSpeak platform) using:</text:span></text:p>
      <text:p text:style-name="P16"><text:span text:style-name="T36">"</text:span><text:span text:style-name="T37">Action=add_subscriber&amp;EventName=temperatureThresholdExceeded&amp;Name=Shankar&amp;Type=cloud&amp;Params=&lt;channel-id&gt;</text:span><text:span text:style-name="T38">"</text:span></text:p>
      <text:p text:style-name="P17"><text:span text:style-name="T38">Once the event has been satisfied, the Rule Manager instructs the Notification Agent to publish the event to all its subscribers. </text:span></text:p>
      <text:p text:style-name="P17"><text:span text:style-name="T38">Hence, using the Rule-processing and Event-detection capabilities we were successfully able to create a notification when the temperature in the Living Room exceeded 100 degrees. This use-case may not be of any practical use but the same concepts can be effectively employed in a wide variety of application domains including Electricity Management/Budgetting, Home garden management right from water management to sunlight and temperature monitoring. </text:span></text:p>
      <text:p text:style-name="P17"><text:span text:style-name="T3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